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Renderer.encodeChildren( FacesContext 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eeRenderer.createJavascriptVariable( String client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Renderer.decode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eeRenderer.prepareRender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eeRenderer.nodeStateId( FacesContext facesContext , UIComponent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Renderer.isSelectable( AbstractUITree t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Renderer.encodeEnd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TreeRenderer.getNodesAsJavascript( FacesContext facesContext , UIComponent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